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8.80pt"/>
        </style:tab-stops>
      </style:paragraph-properties>
    </style:style>
    <style:style style:name="P4" style:family="paragraph">
      <style:paragraph-properties fo:line-height="100.00%" fo:text-align="left"/>
    </style:style>
    <text:list-style style:name="L5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78.8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478.80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478.80pt"/>
        </style:tab-stops>
      </style:paragraph-properties>
    </style:style>
    <style:style style:name="P14" style:family="paragraph">
      <style:paragraph-properties fo:line-height="100.00%" fo:text-align="left"/>
    </style:style>
    <style:style style:name="TableColumn0100" style:family="table-column">
      <style:table-column-properties style:column-width="6.687500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 style:min-row-height="0.354167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2.604167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4"><text:span text:style-name="T2">Latihan Static Non Static Method and Variable</text:span></text:p>
            <text:p text:style-name="P4"><text:span text:style-name="T3"/></text:p>
            <text:p text:style-name="P4"><text:span text:style-name="T4">Buat Program Kalkulator dengan menerapkan </text:span></text:p>
            <text:p text:style-name="P4"><text:span text:style-name="T5"/></text:p>
            <text:list text:style-name="L5">
              <text:list-item>
                <text:p text:style-name="P5"><text:span text:style-name="T6">program terdiri atas 2 kelas, yaitu kelas pertama bernama<text:s/></text:span><text:span text:style-name="T7">ProgramHitung.java</text:span><text:span text:style-name="T8"><text:s/>yang berisi method +, -, *, /. Dan kelas kelas kedua<text:s text:c="2"/>bernama<text:s text:c="2"/></text:span><text:span text:style-name="T9">JalankanHitung.java<text:s/></text:span><text:span text:style-name="T10">yang berisi main method untuk memberi nilai inputan</text:span></text:p>
              </text:list-item>
              <text:list-item>
                <text:p text:style-name="P5"><text:span text:style-name="T10">Ketentuan isi dari<text:s/></text:span><text:span text:style-name="T11">ProgramHitung.java<text:s/></text:span><text:span text:style-name="T12">berisi<text:s/></text:span><text:span text:style-name="T13">static method<text:s/></text:span><text:span text:style-name="T14">untuk fungsi<text:s/></text:span><text:span text:style-name="T15">+ dan -, non static method<text:s/></text:span><text:span text:style-name="T16">untuk<text:s/></text:span><text:span text:style-name="T17">fungsi * dan /</text:span></text:p>
              </text:list-item>
            </text:list>
            <text:p text:style-name="P6"><text:span text:style-name="T18"/></text:p>
          </table:table-cell>
        </table:table-row>
        <table:table-row table:style-name="TableRow0101">
          <table:table-cell table:style-name="TableCell010100">
            <text:p text:style-name="P9"><text:span text:style-name="T18"/></text:p>
            <text:p text:style-name="P10"><text:span text:style-name="T19">Expected Output :</text:span></text:p>
            <text:p text:style-name="P11"><text:span text:style-name="T20"/></text:p>
            <text:p text:style-name="P11"><text:span text:style-name="T20"/></text:p>
            <text:p text:style-name="P11"><draw:frame text:anchor-type="as-char" svg:width="85.99mm" svg:height="31.75mm" style:rel-width="scale" style:rel-height="scale"><draw:object-ole xlink:href="OleObj1"/><draw:image xlink:href="ObjectReplacements/OleObj1"/></draw:frame><text:span text:style-name="T20"/></text:p>
            <text:p text:style-name="P11"><text:span text:style-name="T20"/></text:p>
            <text:p text:style-name="P12"><text:span text:style-name="T20"/></text:p>
            <text:p text:style-name="P12"><text:span text:style-name="T20"/></text:p>
          </table:table-cell>
        </table:table-row>
      </table:table>
      <text:p text:style-name="P14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